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1.92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1" draw:text-style-name="P1" svg:width="8.794cm" svg:height="1.922cm" svg:x="7.701cm" svg:y="5.51cm"><draw:text-box><text:p>Hello</text:p><text:p>world</text:p><text:p>!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8:50:16.547002546</meta:creation-date>
    <dc:date>2025-10-04T18:50:51.718626731</dc:date>
    <meta:editing-duration>PT1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